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724ae" officeooo:paragraph-rsid="000724ae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59500" style:font-size-asian="14pt" style:font-size-complex="14pt"/>
    </style:style>
    <style:style style:name="P8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59500" officeooo:paragraph-rsid="00159500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2" style:family="paragraph" style:parent-style-name="Standard">
      <style:text-properties fo:font-size="14pt" fo:language="pt" fo:country="BR" officeooo:rsid="0018a839" officeooo:paragraph-rsid="0018a839" style:font-size-asian="14pt" style:font-size-complex="14pt"/>
    </style:style>
    <style:style style:name="P13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6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18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paragraph-rsid="001b3091"/>
    </style:style>
    <style:style style:name="P23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25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26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27" style:family="paragraph" style:parent-style-name="Standard" style:list-style-name="L1">
      <style:text-properties officeooo:paragraph-rsid="001921f1"/>
    </style:style>
    <style:style style:name="P28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9" style:family="paragraph" style:parent-style-name="Standard">
      <style:text-properties fo:color="#000000" style:font-name="Liberation Serif" fo:font-size="14pt" fo:language="pt" fo:country="BR" style:text-underline-style="none" officeooo:rsid="002148f0" officeooo:paragraph-rsid="002148f0" fo:background-color="#ffffff" style:font-size-asian="14pt" style:font-size-complex="14pt"/>
    </style:style>
    <style:style style:name="P30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officeooo:rsid="000971b5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05f6" style:font-weight-asian="bold" style:font-weight-complex="bold"/>
    </style:style>
    <style:style style:name="T11" style:family="text">
      <style:text-properties fo:font-weight="bold" officeooo:rsid="00106bd1" style:font-weight-asian="bold" style:font-weight-complex="bold"/>
    </style:style>
    <style:style style:name="T12" style:family="text">
      <style:text-properties officeooo:rsid="000d8692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05f6"/>
    </style:style>
    <style:style style:name="T15" style:family="text">
      <style:text-properties style:font-name="Monospace" style:text-underline-style="none" officeooo:rsid="000f05f6"/>
    </style:style>
    <style:style style:name="T16" style:family="text">
      <style:text-properties style:font-name="Monospace" style:text-underline-style="none" fo:font-weight="bold" style:font-weight-asian="bold" style:font-weight-complex="bold"/>
    </style:style>
    <style:style style:name="T17" style:family="text">
      <style:text-properties style:font-name="Monospace" style:text-underline-style="none" fo:font-weight="bold" officeooo:rsid="000f05f6" style:font-weight-asian="bold" style:font-weight-complex="bold"/>
    </style:style>
    <style:style style:name="T1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20" style:family="text">
      <style:text-properties style:font-name="Monospace" fo:font-weight="bold" style:font-weight-asian="bold" style:font-weight-complex="bold"/>
    </style:style>
    <style:style style:name="T21" style:family="text">
      <style:text-properties style:font-name="Monospace" fo:font-weight="bold" officeooo:rsid="00136b99" style:font-weight-asian="bold" style:font-weight-complex="bold"/>
    </style:style>
    <style:style style:name="T22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font-name="Monospace" officeooo:rsid="00159500"/>
    </style:style>
    <style:style style:name="T24" style:family="text">
      <style:text-properties style:font-name="Liberation Serif" style:text-underline-style="none"/>
    </style:style>
    <style:style style:name="T25" style:family="text">
      <style:text-properties officeooo:rsid="00106bd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06bd1" style:font-weight-asian="normal" style:font-weight-complex="normal"/>
    </style:style>
    <style:style style:name="T28" style:family="text">
      <style:text-properties fo:color="#ffffff" fo:background-color="#111111" loext:char-shading-value="0"/>
    </style:style>
    <style:style style:name="T29" style:family="text">
      <style:text-properties fo:color="#ffffff" style:font-name="Monospace" fo:font-size="14pt" fo:language="pt" fo:country="BR" style:text-underline-style="none" officeooo:rsid="001cadfd" fo:background-color="#111111" loext:char-shading-value="0" style:font-size-asian="14pt" style:font-size-complex="14pt"/>
    </style:style>
    <style:style style:name="T30" style:family="text">
      <style:text-properties fo:color="#ce181e"/>
    </style:style>
    <style:style style:name="T31" style:family="text">
      <style:text-properties fo:color="#ce181e" fo:font-weight="bold" style:font-weight-asian="bold" style:font-weight-complex="bold"/>
    </style:style>
    <style:style style:name="T32" style:family="text">
      <style:text-properties officeooo:rsid="0011dd77"/>
    </style:style>
    <style:style style:name="T33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36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37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38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0724ae" style:font-size-asian="14pt" style:font-size-complex="14pt"/>
    </style:style>
    <style:style style:name="T39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1b3091" style:font-size-asian="14pt" style:font-size-complex="14pt"/>
    </style:style>
    <style:style style:name="T40" style:family="text">
      <style:text-properties fo:font-variant="normal" fo:text-transform="none" style:font-name="Asap" fo:letter-spacing="normal" fo:font-style="normal" fo:font-weight="normal"/>
    </style:style>
    <style:style style:name="T41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style:font-name="Asap" fo:letter-spacing="normal" fo:language="pt" fo:country="BR" fo:font-style="normal" style:text-underline-style="none" fo:font-weight="normal" officeooo:rsid="0018a839" fo:background-color="#1e1e1e" loext:char-shading-value="0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ffffff" style:font-name="Monospace" fo:font-size="13.5pt" fo:letter-spacing="normal" fo:font-style="normal" fo:font-weight="normal" fo:background-color="#111111" loext:char-shading-value="0"/>
    </style:style>
    <style:style style:name="T44" style:family="text">
      <style:text-properties fo:font-variant="normal" fo:text-transform="none" fo:color="#ffffff" style:font-name="Monospace" fo:letter-spacing="normal" fo:font-style="normal" fo:font-weight="normal" fo:background-color="#111111" loext:char-shading-value="0"/>
    </style:style>
    <style:style style:name="T45" style:family="text">
      <style:text-properties fo:font-variant="normal" fo:text-transform="none" fo:color="#ffff00" style:font-name="Monospace" fo:font-size="13.5pt" fo:letter-spacing="normal" fo:font-style="normal" fo:font-weight="normal" fo:background-color="#111111" loext:char-shading-value="0"/>
    </style:style>
    <style:style style:name="T46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47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48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49" style:family="text">
      <style:text-properties fo:font-variant="normal" fo:text-transform="none" style:font-name="Monospace" fo:letter-spacing="normal" fo:font-style="normal" fo:font-weight="normal" fo:background-color="#111111" loext:char-shading-value="0"/>
    </style:style>
    <style:style style:name="T50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51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52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53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54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55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56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57" style:family="text">
      <style:text-properties fo:font-variant="normal" fo:text-transform="none" fo:letter-spacing="normal" fo:font-style="normal" fo:font-weight="normal" fo:background-color="#111111" loext:char-shading-value="0"/>
    </style:style>
    <style:style style:name="T58" style:family="text">
      <style:text-properties fo:font-variant="normal" fo:text-transform="none" fo:letter-spacing="normal" fo:font-style="normal" fo:font-weight="normal" fo:background-color="#ffffff"/>
    </style:style>
    <style:style style:name="T59" style:family="text">
      <style:text-properties fo:font-variant="normal" fo:text-transform="none" fo:letter-spacing="normal" fo:font-style="normal" fo:font-weight="normal" officeooo:rsid="002148f0" fo:background-color="#ffffff"/>
    </style:style>
    <style:style style:name="T60" style:family="text">
      <style:text-properties fo:font-variant="normal" fo:text-transform="none" fo:letter-spacing="normal" fo:font-style="normal" fo:font-weight="normal" style:font-weight-asian="normal" style:font-weight-complex="normal" fo:background-color="#ffffff"/>
    </style:style>
    <style:style style:name="T61" style:family="text">
      <style:text-properties fo:font-variant="normal" fo:text-transform="none" fo:letter-spacing="normal" fo:font-style="normal" fo:font-weight="bold" style:font-weight-asian="bold" style:font-weight-complex="bold" fo:background-color="#ffffff"/>
    </style:style>
    <style:style style:name="T62" style:family="text">
      <style:text-properties fo:font-variant="normal" fo:text-transform="none" fo:letter-spacing="normal" fo:language="pt" fo:country="BR" fo:font-style="normal" style:text-underline-style="none" fo:font-weight="normal" officeooo:rsid="002148f0" style:font-size-asian="14pt" style:font-size-complex="14pt" fo:background-color="#ffffff"/>
    </style:style>
    <style:style style:name="T63" style:family="text">
      <style:text-properties fo:font-variant="normal" fo:text-transform="none" fo:letter-spacing="normal" fo:language="pt" fo:country="BR" fo:font-style="normal" style:text-underline-style="none" fo:font-weight="normal" officeooo:rsid="002148f0" style:font-size-asian="14pt" style:font-weight-asian="normal" style:font-size-complex="14pt" style:font-weight-complex="normal" fo:background-color="#ffffff"/>
    </style:style>
    <style:style style:name="T64" style:family="text">
      <style:text-properties fo:font-variant="normal" fo:text-transform="none" fo:letter-spacing="normal" fo:language="pt" fo:country="BR" fo:font-style="normal" style:text-underline-style="none" fo:font-weight="bold" officeooo:rsid="002148f0" style:font-size-asian="14pt" style:font-weight-asian="bold" style:font-size-complex="14pt" style:font-weight-complex="bold" fo:background-color="#ffffff"/>
    </style:style>
    <style:style style:name="T65" style:family="text">
      <style:text-properties officeooo:rsid="00136b99"/>
    </style:style>
    <style:style style:name="T66" style:family="text">
      <style:text-properties officeooo:rsid="00147116"/>
    </style:style>
    <style:style style:name="T67" style:family="text">
      <style:text-properties officeooo:rsid="00159500"/>
    </style:style>
    <style:style style:name="T68" style:family="text">
      <style:text-properties officeooo:rsid="0016b291"/>
    </style:style>
    <style:style style:name="T69" style:family="text">
      <style:text-properties officeooo:rsid="0018a839"/>
    </style:style>
    <style:style style:name="T70" style:family="text">
      <style:text-properties officeooo:rsid="001921f1"/>
    </style:style>
    <style:style style:name="T71" style:family="text">
      <style:text-properties fo:font-size="14pt" fo:language="pt" fo:country="BR" style:text-underline-style="none" officeooo:rsid="001921f1" style:font-size-asian="14pt" style:font-size-complex="14pt"/>
    </style:style>
    <style:style style:name="T72" style:family="text">
      <style:text-properties fo:font-size="14pt" fo:language="pt" fo:country="BR" officeooo:rsid="000724ae" style:font-size-asian="14pt" style:font-size-complex="14pt"/>
    </style:style>
    <style:style style:name="T73" style:family="text">
      <style:text-properties fo:font-size="14pt" fo:language="pt" fo:country="BR" officeooo:rsid="001b3091" style:font-size-asian="14pt" style:font-size-complex="14pt"/>
    </style:style>
    <style:style style:name="T74" style:family="text">
      <style:text-properties fo:font-size="14pt" fo:language="pt" fo:country="BR" officeooo:rsid="0008da07" style:font-size-asian="14pt" style:font-size-complex="14pt"/>
    </style:style>
    <style:style style:name="T75" style:family="text">
      <style:text-properties fo:font-size="14pt" fo:language="pt" fo:country="BR" officeooo:rsid="000904b8" style:font-size-asian="14pt" style:font-size-complex="14pt"/>
    </style:style>
    <style:style style:name="T76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77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78" style:family="text">
      <style:text-properties officeooo:rsid="001cadfd"/>
    </style:style>
    <style:style style:name="T79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80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81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66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Subtitle">Aula 02</text:p>
      <text:p text:style-name="P2"/>
      <text:p text:style-name="P3">Apache é uma ferramenta tradicional que transforma uma máquina em um servidor, ele tem uma ferramenta adicional que é o interpretador PHP</text:p>
      <text:p text:style-name="P3"/>
      <text:p text:style-name="P22"><text:span text:style-name="T72">PHP </text:span><text:span text:style-name="T38">é especialmente adequada para o desenvolvimento web e pode ser embutida dentro do HTML, </text:span><text:span text:style-name="T39">permitindo</text:span><text:span text:style-name="T72"> até mesmo acessar banco de dados. </text:span><text:span text:style-name="T73">Por ser uma linguagem back-end,</text:span><text:span text:style-name="T72"> toda parte </text:span><text:span text:style-name="T73">do código </text:span><text:span text:style-name="T72">PHP será </text:span><text:span text:style-name="T73">processado</text:span><text:span text:style-name="T74">/</text:span><text:span text:style-name="T75">rodado</text:span><text:span text:style-name="T73"> </text:span><text:span text:style-name="T74">no servidor para depois</text:span><text:span text:style-name="T76"> enviar </text:span><text:span text:style-name="T77">somente</text:span><text:span text:style-name="T76"> HTML</text:span><text:span text:style-name="T74"> personalizado ao cliente</text:span><text:span text:style-name="T72">.</text:span><text:span text:style-name="T74"> </text:span></text:p>
      <text:p text:style-name="P4"/>
      <text:p text:style-name="P4">ASP (incorporada ao .NET) e JSP são outros exemplos de tecnologias Server-Side.</text:p>
      <text:p text:style-name="P4"/>
      <text:p text:style-name="P21">Instalando e configurando o ambiente PHP:</text:p>
      <text:p text:style-name="P4"/>
      <text:p text:style-name="P4">Para <text:span text:style-name="T7">simular um servidor web em uma máquina doméstica</text:span>, serão precisos 3 programas:</text:p>
      <text:p text:style-name="P4">-Apache <text:span text:style-name="T7">HTTP server</text:span></text:p>
      <text:p text:style-name="P4">-MySQL, ferramenta de banco de da<text:span text:style-name="T8">dos</text:span></text:p>
      <text:p text:style-name="P15">-PHP, interpretador <text:span text:style-name="T7">mais popular no back-end</text:span></text:p>
      <text:p text:style-name="P5">Para simplificar esse processo, <text:span text:style-name="T12">instale o</text:span> pacote de ferramentas WAMP <text:span text:style-name="T12">(ou XAMPP, que é multiplataforma e mais leve) para formar um ambiente integrado de desenvolvimento em PHP</text:span></text:p>
      <text:p text:style-name="P5"/>
      <text:p text:style-name="P14">Ao instalar o <text:span text:style-name="T19">XAMPP</text:span> → <text:s/>abra o <text:span text:style-name="T10">p</text:span><text:span text:style-name="T9">ainel_de_</text:span><text:span text:style-name="T10">c</text:span><text:span text:style-name="T9">ontrole</text:span>→ click no <text:span text:style-name="T18">botão_explorer</text:span> para abrir o diretório onde o programa está instalado→ abra a pasta <text:span text:style-name="T19">htdocs</text:span>→ <text:span text:style-name="T20">crie uma pasta</text:span> e dentro dela salve seus arquivos com extensão <text:span text:style-name="T20">.php</text:span>→abra o navegador <text:soft-page-break/>→ na <text:span text:style-name="T14">URL, digite </text:span><text:span text:style-name="T17">localhost</text:span><text:span text:style-name="T15">/</text:span><text:span text:style-name="T24">→complemente o endereço com o </text:span><text:span text:style-name="T16">nome_da_pasta</text:span><text:span text:style-name="T24"> que criou e o </text:span><text:span text:style-name="T16">nome_do_arquivo.php</text:span></text:p>
      <text:p text:style-name="P8"/>
      <text:p text:style-name="P9"/>
      <text:p text:style-name="Subtitle"><text:span text:style-name="T67">A</text:span>ula 03</text:p>
      <text:p text:style-name="P17"/>
      <text:p text:style-name="P18"><text:span text:style-name="T25">Por padrão, </text:span><text:span text:style-name="T9">index</text:span> é sempre o arquivo raiz, <text:span text:style-name="T25">ou seja, o </text:span><text:span text:style-name="T4">arquivo da página principal</text:span><text:span text:style-name="T25"> de um site e o </text:span><text:span text:style-name="T4">primeiro a ser executado</text:span><text:span text:style-name="T25"> pelo servidor, </text:span>sendo facultativo declará-lo na URL. <text:span text:style-name="T32">Sem esse arquivo no diretório raiz, o resultado pode ser catastrófico pois o servidor pode apresentar toda a estrutura do projeto ( diretório raiz).</text:span></text:p>
      <text:p text:style-name="P18"/>
      <text:p text:style-name="P16">O <text:span text:style-name="T9">endereço de um servidor</text:span> local é <text:span text:style-name="T5">127.0.0.1</text:span><text:span text:style-name="T9"> </text:span>ou, em sua forma DNS, <text:span text:style-name="T22">localhost</text:span></text:p>
      <text:p text:style-name="P19"><text:span text:style-name="T34">A </text:span><text:span text:style-name="T36">porta 80</text:span><text:span text:style-name="T34"> está definida para compartilhar documentos através do protocolo HTTP</text:span><text:span text:style-name="T26"> </text:span></text:p>
      <text:p text:style-name="P23"/>
      <text:p text:style-name="P19"><text:span text:style-name="T37">P</text:span><text:span text:style-name="T36">orta </text:span><text:span text:style-name="T34">é uma </text:span><text:span text:style-name="T33">conexão virtual</text:span><text:span text:style-name="T34">/lógica de dados que pode ser usada por programas para</text:span><text:span text:style-name="T33"> trocar dados diretamente</text:span><text:span text:style-name="T34">, </text:span><text:span text:style-name="T35">em vez de</text:span><text:span text:style-name="T34"> passar por um arquivo ou outro local de armazenamento temporário. As mais comuns são as portas do tipo TCP e UDP</text:span><text:span text:style-name="T26"> </text:span></text:p>
      <text:p text:style-name="P20"/>
      <text:p text:style-name="P6"><text:span text:style-name="T27">No HTML, a</text:span><text:span text:style-name="T11"> </text:span><text:span text:style-name="T9">SuperTag</text:span> é utilizada para inserir outras linguagens. <text:span text:style-name="T25">Por exemplo, t</text:span>udo que estiver dentro da <text:span text:style-name="T65">S</text:span>uperTag <text:span text:style-name="T28">&lt;?php ?&gt;</text:span> é considerado código PHP. <text:span text:style-name="T65">É importante que a extensão do arquivo seja </text:span><text:span text:style-name="T21">.php</text:span><text:span text:style-name="T65"> pois, se for </text:span><text:span text:style-name="T21">.html</text:span><text:span text:style-name="T65">, o código PHP não será processado e, consequentemente, não será interpretado pelo navegador.</text:span></text:p>
      <text:p text:style-name="P6"/>
      <text:p text:style-name="P26">Para acessar um nível acima na árvore de diretórios Linux/servidor use (<text:span text:style-name="T31">../</text:span>)</text:p>
      <text:p text:style-name="P26"/>
      <text:p text:style-name="P9"><text:a xlink:type="simple" xlink:href="https://www.php.net/manual/pt_BR/" text:style-name="Internet_20_link" text:visited-style-name="Visited_20_Internet_20_Link">Link para a Documentação do PHP</text:a></text:p>
      <text:p text:style-name="P9"/>
      <text:p text:style-name="Subtitle">Aula 04</text:p>
      <text:p text:style-name="P6"/>
      <text:p text:style-name="P7"><text:span text:style-name="T31">echo</text:span> é o comando para <text:span text:style-name="T78">gerar saída</text:span> na tela <text:span text:style-name="T68">que não exige parênteses. Tags HTML podem ser inseridas dentro das aspas como, por exemplo, a &lt;br/&gt; para pular linha</text:span></text:p>
      <text:p text:style-name="P7"><text:span text:style-name="T67">(também existem as opções padrão </text:span><text:span text:style-name="T23">print</text:span><text:span text:style-name="T67"> e </text:span><text:span text:style-name="T23">printf</text:span><text:span text:style-name="T67">)</text:span></text:p>
      <text:p text:style-name="P10"/>
      <text:p text:style-name="P11">Toda variável <text:span text:style-name="T78">deve </text:span>começa<text:span text:style-name="T78">r</text:span> com o cifrão (<text:span text:style-name="T31">$</text:span>) <text:span text:style-name="T78">e não pode ter caracteres acentuados ou símbolos</text:span></text:p>
      <text:p text:style-name="P11"/>
      <text:p text:style-name="P11"><text:span text:style-name="T69">É</text:span> Case_Sensitive, ou seja, faz diferenciação entre letras maiúsculas e minúsculas</text:p>
      <text:p text:style-name="P11"/>
      <text:p text:style-name="P11">O símbolo de atribuição é o sinal de igual (<text:span text:style-name="T31">=</text:span>)</text:p>
      <text:p text:style-name="P6"/>
      <text:p text:style-name="P6"><text:soft-page-break/><text:span text:style-name="T69">É</text:span> necessário o ponto-e-vírgula (<text:span text:style-name="T31">;</text:span>) para indicar o fim do comando</text:p>
      <text:p text:style-name="P24"/>
      <text:p text:style-name="P13">Não é necessário aquele (f) acompanhando números decimais (float)</text:p>
      <text:p text:style-name="P13"/>
      <text:p text:style-name="P12"><text:span text:style-name="T3">Não existe declaração de variáveis!</text:span><text:span text:style-name="T13"> Isso porque o PHP faz </text:span><text:span text:style-name="T3">coerção</text:span><text:span text:style-name="T13"> do tipo de dado no momento que lhe é atribuído um valor, ou seja, ele modifica o tipo da variável de acordo com a sua atribuição.</text:span></text:p>
      <text:p text:style-name="P13"/>
      <text:p text:style-name="P13">O PHP aceita <text:span text:style-name="T31">typecast</text:span>, que é <text:span text:style-name="T70">forçar a conversão de</text:span> uma variável <text:span text:style-name="T70">para que </text:span>seja de um determinado tipo:</text:p>
      <text:list xml:id="list46796471" text:style-name="L1">
        <text:list-item>
          <text:p text:style-name="P25">Inteiro: (int), (integer)</text:p>
        </text:list-item>
        <text:list-item>
          <text:p text:style-name="P25">Real: (real), (float), (double)</text:p>
        </text:list-item>
        <text:list-item>
          <text:p text:style-name="P25">Caractere: (string)</text:p>
        </text:list-item>
        <text:list-item>
          <text:p text:style-name="P27"><text:span text:style-name="T71">Lógico: não existe typecast porque tipos lógicos são considerado</text:span><text:span text:style-name="T79">s como inteiros, sendo </text:span><text:span text:style-name="T81">true = 1<text:tab/></text:span><text:span text:style-name="T79">e </text:span><text:span text:style-name="T81">false = vazio</text:span></text:p>
        </text:list-item>
      </text:list>
      <text:p text:style-name="P28"/>
      <text:p text:style-name="P28"><text:span text:style-name="T40">A </text:span><text:span text:style-name="T41">concatenação</text:span><text:span text:style-name="T40"> em PHP é realizada pelo operador ponto (</text:span><text:span text:style-name="T41">.</text:span><text:span text:style-name="T40">)</text:span> </text:p>
      <text:p text:style-name="P31"><text:span text:style-name="T80">Exemplo: </text:span><text:span text:style-name="T47">echo</text:span><text:span text:style-name="T55"> </text:span><text:span text:style-name="T50">"&lt;br&gt;Concatenando: "</text:span><text:span text:style-name="T46">.</text:span><text:span text:style-name="T52">$no</text:span><text:span text:style-name="T53">me</text:span><text:span text:style-name="T46">.</text:span><text:span text:style-name="T50">" tem "</text:span><text:span text:style-name="T46">.</text:span><text:span text:style-name="T52">$idade</text:span><text:span text:style-name="T46">.</text:span><text:span text:style-name="T50">" anos"</text:span><text:span text:style-name="T55">;</text:span></text:p>
      <text:p text:style-name="P30"><text:span text:style-name="T62">Também existe o modo </text:span><text:span text:style-name="T64">placeholder </text:span><text:span text:style-name="T63">(é importante que sejam aspas duplas): </text:span><text:span text:style-name="T48">echo</text:span><text:span text:style-name="T56"> </text:span><text:span text:style-name="T51">"&lt;br&gt;Por placeholder: </text:span><text:span text:style-name="T54">$nome</text:span><text:span text:style-name="T51"> tem </text:span><text:span text:style-name="T54">$idade</text:span><text:span text:style-name="T51"> anos!"</text:span></text:p>
      <text:p text:style-name="P29"><text:span text:style-name="T60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2T21:37:52.871000000</dc:date>
    <meta:editing-duration>PT41M22S</meta:editing-duration>
    <meta:editing-cycles>7</meta:editing-cycles>
    <meta:document-statistic meta:table-count="0" meta:image-count="0" meta:object-count="0" meta:page-count="3" meta:paragraph-count="40" meta:word-count="739" meta:character-count="4562" meta:non-whitespace-character-count="3860"/>
  </office:meta>
</office:document-meta>
</file>